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Mois</text:p>
          </table:table-cell>
          <table:table-cell office:value-type="string">
            <text:p>Kit bloc x1</text:p>
          </table:table-cell>
          <table:table-cell office:value-type="string">
            <text:p>Kit bloc x2</text:p>
          </table:table-cell>
          <table:table-cell office:value-type="string">
            <text:p>Kit bloc x4</text:p>
          </table:table-cell>
          <table:table-cell/>
        </table:table-row>
        <table:table-row table:style-name="ro1">
          <table:table-cell office:value-type="string">
            <text:p>janvier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février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500">
            <text:p>2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string">
            <text:p>avril</text:p>
          </table:table-cell>
          <table:table-cell office:value-type="float" office:value="2500">
            <text:p>2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mai</text:p>
          </table:table-cell>
          <table:table-cell office:value-type="float" office:value="2500">
            <text:p>2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juin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juillet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août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septembre</text:p>
          </table:table-cell>
          <table:table-cell office:value-type="float" office:value="3500">
            <text:p>3500</text:p>
          </table:table-cell>
          <table:table-cell office:value-type="float" office:value="2500">
            <text:p>25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octobre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novembre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string">
            <text:p>décembre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/>
          <table:table-cell table:formula="of:=SUM([.B2:.B13])" office:value-type="float" office:value="35000">
            <text:p>35000</text:p>
          </table:table-cell>
          <table:table-cell table:formula="of:=SUM([.C2:.C13])" office:value-type="float" office:value="12000">
            <text:p>12000</text:p>
          </table:table-cell>
          <table:table-cell table:formula="of:=SUM([.D2:.D13])" office:value-type="float" office:value="19500">
            <text:p>19500</text:p>
          </table:table-cell>
          <table:table-cell table:formula="of:=[.B14]+[.C14]+[.D14]" office:value-type="float" office:value="66500">
            <text:p>66500</text:p>
          </table:table-cell>
        </table:table-row>
        <table:table-row table:style-name="ro1">
          <table:table-cell/>
          <table:table-cell table:formula="of:=[.B14]*100/[.E14]" office:value-type="float" office:value="52.6315789473684">
            <text:p>52,63</text:p>
          </table:table-cell>
          <table:table-cell table:formula="of:=[.C14]*100/[.E14]" office:value-type="float" office:value="18.0451127819549">
            <text:p>18,05</text:p>
          </table:table-cell>
          <table:table-cell table:formula="of:=[.D14]*100/[.E14]" office:value-type="float" office:value="29.3233082706767">
            <text:p>29,32</text:p>
          </table:table-cell>
          <table:table-cell/>
        </table:table-row>
        <table:table-row table:style-name="ro1">
          <table:table-cell>
            <draw:frame table:end-cell-address="Feuille1.G39" table:end-x="2.23cm" table:end-y="0.345cm" draw:z-index="0" draw:style-name="gr1" svg:width="24.795cm" svg:height="10.448cm" svg:x="0.028cm" svg:y="0.284cm">
              <draw:object draw:notify-on-update-of-ranges="Feuille1.B1:Feuille1.B1 Feuille1.B2:Feuille1.B13 Feuille1.C1:Feuille1.C1 Feuille1.C2:Feuille1.C13 Feuille1.D1:Feuille1.D1 Feuille1.D2:Feuille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3">
          <table:table-cell table:number-columns-repeated="5"/>
        </table:table-row>
        <table:table-row table:style-name="ro1">
          <table:table-cell>
            <draw:frame table:end-cell-address="Feuille1.B55" table:end-x="3.494cm" table:end-y="0.298cm" draw:z-index="1" draw:style-name="gr1" svg:width="7.999cm" svg:height="6.999cm" svg:x="0cm" svg:y="0.073cm">
              <draw:object draw:notify-on-update-of-ranges="Feuille1.B1:Feuille1.D1 Feuille1.B14:Feuille1.D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>
            <text:p>Variantes</text:p>
          </table:table-cell>
          <table:table-cell office:value-type="string">
            <text:p>% Variantes bloc x1</text:p>
          </table:table-cell>
          <table:table-cell office:value-type="string">
            <text:p>% Variantes bloc x2</text:p>
          </table:table-cell>
          <table:table-cell office:value-type="string">
            <text:p>% Variantes bloc x4</text:p>
          </table:table-cell>
          <table:table-cell/>
        </table:table-row>
        <table:table-row table:style-name="ro1">
          <table:table-cell office:value-type="string">
            <text:p>Chêne + peinture</text:p>
          </table:table-cell>
          <table:table-cell table:formula="of:=50*40/100" office:value-type="float" office:value="20">
            <text:p>20</text:p>
          </table:table-cell>
          <table:table-cell table:formula="of:=40*35/100" office:value-type="float" office:value="14">
            <text:p>14</text:p>
          </table:table-cell>
          <table:table-cell table:formula="of:=40*20/100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hêne + vernis mat</text:p>
          </table:table-cell>
          <table:table-cell table:formula="of:=50*35/100" office:value-type="float" office:value="17.5">
            <text:p>17,5</text:p>
          </table:table-cell>
          <table:table-cell table:formula="of:=40*45/100" office:value-type="float" office:value="18">
            <text:p>18</text:p>
          </table:table-cell>
          <table:table-cell table:formula="of:=40*50/100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hêne + vernis brillant</text:p>
          </table:table-cell>
          <table:table-cell table:formula="of:=50*25/100" office:value-type="float" office:value="12.5">
            <text:p>12,5</text:p>
          </table:table-cell>
          <table:table-cell table:formula="of:=40*20/100" office:value-type="float" office:value="8">
            <text:p>8</text:p>
          </table:table-cell>
          <table:table-cell table:formula="of:=40*30/100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Hêtre + peinture</text:p>
          </table:table-cell>
          <table:table-cell table:formula="of:=30*40/100" office:value-type="float" office:value="12">
            <text:p>12</text:p>
          </table:table-cell>
          <table:table-cell table:formula="of:=30*35/100" office:value-type="float" office:value="10.5">
            <text:p>10,5</text:p>
          </table:table-cell>
          <table:table-cell table:formula="of:=30*20/100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Hêtre + vernis mat</text:p>
          </table:table-cell>
          <table:table-cell table:formula="of:=30*35/100" office:value-type="float" office:value="10.5">
            <text:p>10,5</text:p>
          </table:table-cell>
          <table:table-cell table:formula="of:=30*45/100" office:value-type="float" office:value="13.5">
            <text:p>13,5</text:p>
          </table:table-cell>
          <table:table-cell table:formula="of:=30*50/100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Hêtre + vernis brillant</text:p>
          </table:table-cell>
          <table:table-cell table:formula="of:=30*25/100" office:value-type="float" office:value="7.5">
            <text:p>7,5</text:p>
          </table:table-cell>
          <table:table-cell table:formula="of:=30*20/100" office:value-type="float" office:value="6">
            <text:p>6</text:p>
          </table:table-cell>
          <table:table-cell table:formula="of:=30*30/100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Frêne + peinture</text:p>
          </table:table-cell>
          <table:table-cell table:formula="of:=20*40/100" office:value-type="float" office:value="8">
            <text:p>8</text:p>
          </table:table-cell>
          <table:table-cell office:value-type="float" office:value="10.5">
            <text:p>10,5</text:p>
          </table:table-cell>
          <table:table-cell table:formula="of:=10*60/100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Frêne + vernis mat</text:p>
          </table:table-cell>
          <table:table-cell table:formula="of:=20*35/100" office:value-type="float" office:value="7">
            <text:p>7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êne + vernis brillant</text:p>
          </table:table-cell>
          <table:table-cell table:formula="of:=20*25/10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SUM([.B59:.B70])" office:value-type="float" office:value="100">
            <text:p>100</text:p>
          </table:table-cell>
          <table:table-cell table:formula="of:=SUM([.C59:.C70])" office:value-type="float" office:value="100">
            <text:p>100</text:p>
          </table:table-cell>
          <table:table-cell table:formula="of:=SUM([.D59:.D70])" office:value-type="float" office:value="100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Feuille1.D93" table:end-x="2.361cm" table:end-y="0.399cm" draw:z-index="2" draw:style-name="gr1" svg:width="15.795cm" svg:height="9.166cm" svg:x="0.083cm" svg:y="0.265cm">
              <draw:object draw:notify-on-update-of-ranges="Feuille1.A59:Feuille1.A67 Feuille1.B59:Feuille1.B6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2">
          <table:table-cell table:number-columns-repeated="5"/>
        </table:table-row>
        <table:table-row table:style-name="ro1">
          <table:table-cell>
            <draw:frame table:end-cell-address="Feuille1.D118" table:end-x="2.15cm" table:end-y="0.133cm" draw:z-index="3" draw:style-name="gr1" svg:width="15.667cm" svg:height="9.995cm" svg:x="0cm" svg:y="0.074cm">
              <draw:object draw:notify-on-update-of-ranges="Feuille1.A59:Feuille1.A67 Feuille1.C59:Feuille1.C6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2">
          <table:table-cell table:number-columns-repeated="5"/>
        </table:table-row>
        <table:table-row table:style-name="ro1">
          <table:table-cell>
            <draw:frame table:end-cell-address="Feuille1.D142" table:end-x="2.15cm" table:end-y="0.238cm" draw:z-index="4" draw:style-name="gr1" svg:width="15.528cm" svg:height="10.228cm" svg:x="0.139cm" svg:y="0.398cm">
              <draw:object draw:notify-on-update-of-ranges="Feuille1.A59:Feuille1.A67 Feuille1.D59:Feuille1.D7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09/12/2010</text:date>, <text:time>13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onica golumbeanu</meta:initial-creator>
    <meta:creation-date>2010-12-07T09:39:27.74</meta:creation-date>
    <dc:date>2010-12-09T13:55:16.91</dc:date>
    <dc:creator>Paul ADENOT</dc:creator>
    <meta:editing-duration>PT02H03M43S</meta:editing-duration>
    <meta:editing-cycles>9</meta:editing-cycles>
    <meta:generator>OpenOffice.org/3.1$Win32 OpenOffice.org_project/310m19$Build-9420</meta:generator>
    <meta:document-statistic meta:table-count="3" meta:cell-count="1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796cm" svg:height="10.449cm" chart:class="chart:line" chart:style-name="ch1">
        <chart:title svg:x="8.945cm" svg:y="0.209cm" chart:style-name="ch2">
          <text:p>Prévisions de vente pour une année</text:p>
        </chart:title>
        <chart:legend chart:legend-position="end" svg:x="22.328cm" svg:y="4.489cm" chart:style-name="ch3"/>
        <chart:plot-area chart:style-name="ch4" table:cell-range-address="Feuille1.B1:Feuille1.D13" chart:data-source-has-labels="row" svg:x="0.789cm" svg:y="0.92cm" svg:width="21.045cm" svg:height="9.106cm">
          <chart:axis chart:dimension="x" chart:name="primary-x" chart:style-name="ch5">
            <chart:title svg:x="11.267cm" svg:y="9.636cm" chart:style-name="ch6">
              <text:p>Mois</text:p>
            </chart:title>
          </chart:axis>
          <chart:axis chart:dimension="y" chart:name="primary-y" chart:style-name="ch5">
            <chart:title svg:x="0.496cm" svg:y="6.351cm" chart:style-name="ch7">
              <text:p>Produits vendus</text:p>
            </chart:title>
            <chart:grid chart:style-name="ch8" chart:class="major"/>
          </chart:axis>
          <chart:series chart:style-name="ch9" chart:values-cell-range-address="Feuille1.B2:Feuille1.B13" chart:label-cell-address="Feuille1.B1:Feuille1.B1" chart:class="chart:line">
            <chart:data-point chart:repeated="12"/>
          </chart:series>
          <chart:series chart:style-name="ch10" chart:values-cell-range-address="Feuille1.C2:Feuille1.C13" chart:label-cell-address="Feuille1.C1:Feuille1.C1" chart:class="chart:line">
            <chart:data-point chart:repeated="12"/>
          </chart:series>
          <chart:series chart:style-name="ch11" chart:values-cell-range-address="Feuille1.D2:Feuille1.D13" chart:label-cell-address="Feuille1.D1:Feuille1.D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B1">Kit bloc x1</text:p>
              </table:table-cell>
              <table:table-cell office:value-type="string">
                <text:p text:id="Feuille1.C1:Feuille1.C1">Kit bloc x2</text:p>
              </table:table-cell>
              <table:table-cell office:value-type="string">
                <text:p text:id="Feuille1.D1:Feuille1.D1">Kit bloc x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 text:id="Feuille1.B2:Feuille1.B13">2000</text:p>
              </table:table-cell>
              <table:table-cell office:value-type="float" office:value="500">
                <text:p text:id="Feuille1.C2:Feuille1.C13">500</text:p>
              </table:table-cell>
              <table:table-cell office:value-type="float" office:value="1000">
                <text:p text:id="Feuille1.D2:Feuille1.D13">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00">
                <text:p>5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">
                <text:p>3500</text:p>
              </table:table-cell>
              <table:table-cell office:value-type="float" office:value="2500">
                <text:p>2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0">
                <text:p>3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0">
                <text:p>3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series-source="rows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title svg:x="1.42cm" svg:y="0.141cm" chart:style-name="ch2">
          <text:p>Ratios des produits vendus</text:p>
        </chart:title>
        <chart:legend chart:legend-position="end" svg:x="5.868cm" svg:y="2.765cm" chart:style-name="ch3"/>
        <chart:plot-area chart:style-name="ch4" table:cell-range-address="Feuille1.B1:Feuille1.D1 Feuille1.B14:Feuille1.D14" chart:data-source-has-labels="row" svg:x="0.16cm" svg:y="0.784cm" svg:width="5.548cm" svg:height="5.936cm">
          <chart:axis chart:dimension="x" chart:name="primary-x" chart:style-name="ch5">
            <chart:categories table:cell-range-address="Feuille1.B1:Feuille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14:Feuille1.D14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D1">Kit bloc x1</text:p>
              </table:table-cell>
              <table:table-cell office:value-type="string">
                <text:p>Kit bloc x2</text:p>
              </table:table-cell>
              <table:table-cell office:value-type="string">
                <text:p>Kit bloc x4</text:p>
              </table:table-cell>
            </table:table-row>
          </table:table-header-rows>
          <table:table-rows>
            <table:table-row>
              <table:table-cell office:value-type="string">
                <text:p text:id="">Ligne 14</text:p>
              </table:table-cell>
              <table:table-cell office:value-type="float" office:value="35000">
                <text:p text:id="Feuille1.B14:Feuille1.D14">35000</text:p>
              </table:table-cell>
              <table:table-cell office:value-type="float" office:value="12000">
                <text:p>12000</text:p>
              </table:table-cell>
              <table:table-cell office:value-type="float" office:value="19500">
                <text:p>19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5.796cm" svg:height="9.167cm" chart:class="chart:circle" chart:style-name="ch1">
        <chart:title svg:x="4.22cm" svg:y="0.184cm" chart:style-name="ch2">
          <text:p>Prévisions de vente pour le Kit Bloc x1</text:p>
        </chart:title>
        <chart:legend chart:legend-position="end" svg:x="12cm" svg:y="2.567cm" chart:style-name="ch3"/>
        <chart:plot-area chart:style-name="ch4" table:cell-range-address="Feuille1.A59:Feuille1.B67" chart:data-source-has-labels="column" svg:x="0.315cm" svg:y="0.87cm" svg:width="11.371cm" svg:height="7.931cm">
          <chart:axis chart:dimension="x" chart:name="primary-x" chart:style-name="ch5">
            <chart:categories table:cell-range-address="Feuille1.A59:Feuille1.A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59:Feuille1.B6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 text:id="Feuille1.A59:Feuille1.A67">Chêne + peinture</text:p>
              </table:table-cell>
              <table:table-cell office:value-type="float" office:value="20">
                <text:p text:id="Feuille1.B59:Feuille1.B67">20</text:p>
              </table:table-cell>
            </table:table-row>
            <table:table-row>
              <table:table-cell office:value-type="string">
                <text:p>Chêne + vernis mat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hêne + vernis brillant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Hêtre + peintur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être + vernis mat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Hêtre + vernis brillant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rêne + peintu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êne + vernis ma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êne + vernis brillant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5.668cm" svg:height="9.996cm" chart:class="chart:circle" chart:style-name="ch1">
        <chart:title svg:x="4.156cm" svg:y="0.2cm" chart:style-name="ch2">
          <text:p>Prévisions de vente pour le Kit Bloc x2</text:p>
        </chart:title>
        <chart:legend chart:legend-position="end" svg:x="11.874cm" svg:y="2.982cm" chart:style-name="ch3"/>
        <chart:plot-area chart:style-name="ch4" table:cell-range-address="Feuille1.A59:Feuille1.A67 Feuille1.C59:Feuille1.C67" chart:data-source-has-labels="column" svg:x="0.313cm" svg:y="0.902cm" svg:width="11.249cm" svg:height="8.696cm">
          <chart:axis chart:dimension="x" chart:name="primary-x" chart:style-name="ch5">
            <chart:categories table:cell-range-address="Feuille1.A59:Feuille1.A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59:Feuille1.C6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 text:id="Feuille1.A59:Feuille1.A67">Chêne + peinture</text:p>
              </table:table-cell>
              <table:table-cell office:value-type="float" office:value="14">
                <text:p text:id="Feuille1.C59:Feuille1.C67">14</text:p>
              </table:table-cell>
            </table:table-row>
            <table:table-row>
              <table:table-cell office:value-type="string">
                <text:p>Chêne + vernis ma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hêne + vernis brillan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être + peinture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Hêtre + vernis mat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Hêtre + vernis brillan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rêne + peinture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Frêne + vernis mat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Frêne + vernis brillant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15.529cm" svg:height="10.229cm" chart:class="chart:circle" chart:style-name="ch1">
        <chart:title svg:x="4.086cm" svg:y="0.205cm" chart:style-name="ch2">
          <text:p>Prévisions de vente pour le Kit Bloc x4</text:p>
        </chart:title>
        <chart:legend chart:legend-position="end" svg:x="11.738cm" svg:y="3.098cm" chart:style-name="ch3"/>
        <chart:plot-area chart:style-name="ch4" table:cell-range-address="Feuille1.A59:Feuille1.A67 Feuille1.D59:Feuille1.D70" chart:data-source-has-labels="column" svg:x="0.31cm" svg:y="0.912cm" svg:width="11.119cm" svg:height="8.909cm">
          <chart:axis chart:dimension="x" chart:name="primary-x" chart:style-name="ch5">
            <chart:categories table:cell-range-address="Feuille1.A59:Feuille1.A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59:Feuille1.D7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 text:id="Feuille1.A59:Feuille1.A67">Chêne + peinture</text:p>
              </table:table-cell>
              <table:table-cell office:value-type="float" office:value="8">
                <text:p text:id="Feuille1.D59:Feuille1.D70">8</text:p>
              </table:table-cell>
            </table:table-row>
            <table:table-row>
              <table:table-cell office:value-type="string">
                <text:p>Chêne + vernis mat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hêne + vernis brillan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être + peintur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être + vernis mat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être + vernis brillan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êne + peintur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rêne + vernis mat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rêne + vernis brillan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